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ndlerMethodArgumentResolverComposite.supportsParameter(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MethodArgumentResolverComposit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ndlerMethodArgumentResolverComposite.getResol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MethodArgumentResolverComposite.addResolvers( @ Nullable List &lt; ? extends HandlerMethodArgumentResolver &gt; resolv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andlerMethodArgumentResolverComposite.resolveArgument( MethodParameter parameter , BindingContext bindingContext , ServerWeb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andlerMethodArgumentResolverComposite.getArgumentResolver( MethodParameter paramet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andlerMethodArgumentResolverComposite.addResolvers( @ Nullable HandlerMethodArgumentResolver ... resolv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andlerMethodArgumentResolverComposite.addResolver( HandlerMethodArgument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